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Liberation Sans" officeooo:paragraph-rsid="0011b580"/>
    </style:style>
    <style:style style:name="P3" style:family="paragraph" style:parent-style-name="Standard">
      <style:text-properties style:font-name="Liberation Sans" officeooo:rsid="0011b580" officeooo:paragraph-rsid="0011b580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8bda83" officeooo:paragraph-rsid="008bda83" fo:background-color="transparent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81cf45" officeooo:paragraph-rsid="0081cf4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81cf45" officeooo:paragraph-rsid="0085d6ec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rsid="0085d6ec" officeooo:paragraph-rsid="0085d6ec" fo:background-color="transparent"/>
    </style:style>
    <style:style style:name="P8" style:family="paragraph" style:parent-style-name="Standard">
      <style:paragraph-properties fo:text-align="justify" style:justify-single-word="false"/>
      <style:text-properties style:font-name="Liberation Sans" officeooo:rsid="008f15aa" officeooo:paragraph-rsid="008f15aa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font-name="Liberation Sans" officeooo:rsid="009026d9" officeooo:paragraph-rsid="008b7f57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font-name="Liberation Sans" officeooo:rsid="00804aee" officeooo:paragraph-rsid="0085d6ec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81cf45" officeooo:paragraph-rsid="0081cf45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officeooo:rsid="009026d9" officeooo:paragraph-rsid="009026d9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ans" officeooo:rsid="00966843" officeooo:paragraph-rsid="00966843" fo:background-color="transparen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Liberation Sans" officeooo:rsid="00966843" officeooo:paragraph-rsid="00966843" fo:background-color="transparent"/>
    </style:style>
    <style:style style:name="P15" style:family="paragraph" style:parent-style-name="Standard" style:list-style-name="L2">
      <style:paragraph-properties fo:text-align="justify" style:justify-single-word="false"/>
      <style:text-properties officeooo:rsid="00966843" officeooo:paragraph-rsid="00966843"/>
    </style:style>
    <style:style style:name="T1" style:family="text">
      <style:text-properties officeooo:rsid="0011b580"/>
    </style:style>
    <style:style style:name="T2" style:family="text">
      <style:text-properties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81cf45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8d3ed4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officeooo:rsid="008d3ed4"/>
    </style:style>
    <style:style style:name="T6" style:family="text">
      <style:text-properties style:font-name="Liberation Sans"/>
    </style:style>
    <style:style style:name="T7" style:family="text">
      <style:text-properties style:font-name="Liberation Sans" officeooo:rsid="0094542f"/>
    </style:style>
    <style:style style:name="T8" style:family="text">
      <style:text-properties officeooo:rsid="0092ebaa"/>
    </style:style>
    <style:style style:name="T9" style:family="text">
      <style:text-properties officeooo:rsid="00964ee3"/>
    </style:style>
    <style:style style:name="T10" style:family="text">
      <style:text-properties officeooo:rsid="009832d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concepção do projeto</text:p>
      <text:p text:style-name="P2"/>
      <text:p text:style-name="P2"><text:span text:style-name="T1">Data: </text:span><text:span text:style-name="T9">07/02/2023</text:span></text:p>
      <text:p text:style-name="P3">Versão: <text:span text:style-name="T8">1.0</text:span></text:p>
      <text:p text:style-name="P4">Revisão: <text:span text:style-name="T10">07/02/2023</text:span></text:p>
      <text:p text:style-name="P6"/>
      <text:p text:style-name="P6"/>
      <text:p text:style-name="P10"><text:span text:style-name="T3">1 - </text:span><text:span text:style-name="T2">Qual é a função do produto</text:span><text:span text:style-name="T4">?</text:span></text:p>
      <text:p text:style-name="P7"/>
      <text:list text:style-name="L1">
        <text:list-item>
          <text:p text:style-name="P13">Centralizar o núcleo dos sistemas desktop da Taimber Software.</text:p>
        </text:list-item>
      </text:list>
      <text:p text:style-name="P8"/>
      <text:p text:style-name="P8"/>
      <text:p text:style-name="P11">2 - Qual problema o produto resolve<text:span text:style-name="T5">?</text:span></text:p>
      <text:p text:style-name="P5"/>
      <text:list text:style-name="L2">
        <text:list-item>
          <text:p text:style-name="P15"><text:span text:style-name="T7">E</text:span><text:span text:style-name="T6">m vários momentos é preciso copiar e colar código de outros projetos, a ideia deste projeto é centralizar em um só projeto, tudo o que for necessário para que os sistemas desktop da Taimber Software possam funcionar de forma padronizada com códigos já testados.</text:span></text:p>
        </text:list-item>
      </text:list>
      <text:p text:style-name="P12"/>
      <text:p text:style-name="P12"/>
      <text:p text:style-name="P11">3 - Para que público será feito o produto<text:span text:style-name="T5">?</text:span></text:p>
      <text:p text:style-name="P5"/>
      <text:list text:style-name="L3">
        <text:list-item>
          <text:p text:style-name="P14">Equipe interna.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3.2$Windows_X86_64 LibreOffice_project/1048a8393ae2eeec98dff31b5c133c5f1d08b890</meta:generator>
    <meta:editing-cycles>0</meta:editing-cycles>
    <meta:editing-duration>P0D</meta:editing-duration>
    <meta:document-statistic meta:table-count="0" meta:image-count="0" meta:object-count="0" meta:page-count="1" meta:paragraph-count="10" meta:word-count="93" meta:character-count="530" meta:non-whitespace-character-count="450"/>
  </office:meta>
</office:document-meta>
</file>